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0.6 -->
  <office:font-face-decls>
    <style:font-face style:name="Times New Roman" svg:font-family="Times New Roman" style:font-pitch="variable" style:font-family-generic="roman"/>
    <style:font-face style:name="Calibri" svg:font-family="Calibri" style:font-pitch="variable" style:font-family-generic="swiss"/>
    <style:font-face style:name="Calibri Light" svg:font-family="Calibri Light" style:font-pitch="variable" style:font-family-generic="swiss"/>
  </office:font-face-decls>
  <office:automatic-styles>
    <style:style style:name="P1" style:family="paragraph" style:parent-style-name="Heading_20_1" style:master-page-name="Standard">
      <style:paragraph-properties fo:text-align="left" fo:margin-top="0.129cm" fo:margin-left="0cm"/>
    </style:style>
    <style:style style:name="T1_1" style:family="text"/>
    <style:style style:name="T1_2" style:family="text"/>
    <style:style style:name="P2" style:family="paragraph" style:parent-style-name="Heading_20_1">
      <style:paragraph-properties fo:text-align="left" fo:margin-top="0.129cm" fo:margin-left="0cm"/>
    </style:style>
    <style:style style:name="P3" style:family="paragraph" style:parent-style-name="Normal">
      <style:paragraph-properties fo:text-align="center" fo:margin-top="0.002cm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language="en" fo:country="US" fo:font-weight="bold" style:font-weight-asian="bold" style:font-weight-complex="bold"/>
    </style:style>
    <style:style style:name="T3_3" style:family="text">
      <style:text-properties fo:font-weight="bold" style:font-weight-asian="bold" style:font-weight-complex="bold"/>
    </style:style>
    <style:style style:name="P4" style:family="paragraph" style:parent-style-name="Normal">
      <style:paragraph-properties fo:text-align="center" fo:margin-top="0.002cm"/>
    </style:style>
    <style:style style:name="T4_1" style:family="text">
      <style:text-properties fo:font-weight="bold" style:font-weight-asian="bold"/>
    </style:style>
    <style:style style:name="T4_2" style:family="text">
      <style:text-properties fo:font-weight="bold" style:font-weight-asian="bold"/>
    </style:style>
    <style:style style:name="T4_3" style:family="text"/>
    <style:style style:name="T4_4" style:family="text"/>
    <style:style style:name="T4_5" style:family="text"/>
    <style:style style:name="P5" style:family="paragraph" style:parent-style-name="Heading_20_1">
      <style:paragraph-properties fo:margin-left="0cm"/>
    </style:style>
    <style:style style:name="T5_1" style:family="text"/>
    <style:style style:name="T5_2" style:family="text"/>
    <style:style style:name="T5_3" style:family="text"/>
    <style:style style:name="P6" style:family="paragraph" style:parent-style-name="Body_20_Text">
      <style:paragraph-properties fo:text-align="center" fo:margin-left="0cm"/>
    </style:style>
    <style:style style:name="T6_1" style:family="text"/>
    <style:style style:name="T6_2" style:family="text"/>
    <style:style style:name="T6_3" style:family="text"/>
    <style:style style:name="P7" style:family="paragraph" style:parent-style-name="Body_20_Text">
      <style:paragraph-properties fo:text-align="justify" fo:margin-left="0cm"/>
    </style:style>
    <style:style style:name="P8" style:family="paragraph" style:parent-style-name="Body_20_Text">
      <style:paragraph-properties fo:text-align="justify" fo:text-indent="1cm"/>
    </style:style>
    <style:style style:name="T8_1" style:family="text">
      <style:text-properties fo:font-weight="bold" style:font-weight-asian="bold"/>
    </style:style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>
      <style:text-properties fo:letter-spacing="-0.016cm"/>
    </style:style>
    <style:style style:name="T8_17" style:family="text"/>
    <style:style style:name="T8_18" style:family="text">
      <style:text-properties fo:letter-spacing="-0.016cm"/>
    </style:style>
    <style:style style:name="T8_19" style:family="text"/>
    <style:style style:name="T8_20" style:family="text">
      <style:text-properties fo:letter-spacing="-0.005cm"/>
    </style:style>
    <style:style style:name="T8_21" style:family="text"/>
    <style:style style:name="T8_22" style:family="text">
      <style:text-properties fo:letter-spacing="-0.009cm"/>
    </style:style>
    <style:style style:name="T8_23" style:family="text"/>
    <style:style style:name="T8_24" style:family="text"/>
    <style:style style:name="T8_25" style:family="text">
      <style:text-properties fo:language="en" fo:country="US"/>
    </style:style>
    <style:style style:name="T8_26" style:family="text"/>
    <style:style style:name="T8_27" style:family="text">
      <style:text-properties fo:language="en" fo:country="US"/>
    </style:style>
    <style:style style:name="T8_28" style:family="text"/>
    <style:style style:name="T8_29" style:family="text"/>
    <style:style style:name="T8_30" style:family="text"/>
    <style:style style:name="P9" style:family="paragraph" style:parent-style-name="Body_20_Text">
      <style:paragraph-properties fo:text-align="justify" fo:margin-left="0cm"/>
      <style:text-properties fo:font-weight="bold" style:font-weight-asian="bold"/>
    </style:style>
    <style:style style:name="P10" style:family="paragraph" style:parent-style-name="Body_20_Text">
      <style:paragraph-properties fo:text-align="justify" fo:text-indent="1cm"/>
    </style:style>
    <style:style style:name="T10_1" style:family="text">
      <style:text-properties fo:font-weight="bold" style:font-weight-asian="bold"/>
    </style:style>
    <style:style style:name="T10_2" style:family="text"/>
    <style:style style:name="T10_3" style:family="text"/>
    <style:style style:name="T10_4" style:family="text"/>
    <style:style style:name="T10_5" style:family="text">
      <style:text-properties fo:language="en" fo:country="US"/>
    </style:style>
    <style:style style:name="T10_6" style:family="text"/>
    <style:style style:name="T10_7" style:family="text"/>
    <style:style style:name="T10_8" style:family="text"/>
    <style:style style:name="T10_9" style:family="text"/>
    <style:style style:name="P11" style:family="paragraph" style:parent-style-name="Body_20_Text">
      <style:paragraph-properties fo:text-align="justify" fo:text-indent="1cm"/>
    </style:style>
    <style:style style:name="T11_1" style:family="text"/>
    <style:style style:name="T11_2" style:family="text"/>
    <style:style style:name="T11_3" style:family="text"/>
    <style:style style:name="P12" style:family="paragraph" style:parent-style-name="Body_20_Text">
      <style:paragraph-properties fo:text-align="justify" fo:text-indent="1cm"/>
    </style:style>
    <style:style style:name="T12_1" style:family="text"/>
    <style:style style:name="P13" style:family="paragraph" style:parent-style-name="Body_20_Text">
      <style:paragraph-properties fo:text-align="justify" fo:text-indent="1cm"/>
    </style:style>
    <style:style style:name="T13_1" style:family="text"/>
    <style:style style:name="P14" style:family="paragraph" style:parent-style-name="Body_20_Text">
      <style:paragraph-properties fo:text-align="justify" fo:text-indent="1cm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Body_20_Text">
      <style:paragraph-properties fo:text-align="justify" fo:text-indent="1cm"/>
    </style:style>
    <style:style style:name="T15_1" style:family="text"/>
    <style:style style:name="P16" style:family="paragraph" style:parent-style-name="Body_20_Text">
      <style:paragraph-properties fo:text-align="justify" fo:text-indent="1cm"/>
    </style:style>
    <style:style style:name="T16_1" style:family="text"/>
    <style:style style:name="T16_2" style:family="text"/>
    <style:style style:name="T16_3" style:family="text"/>
    <style:style style:name="P17" style:family="paragraph" style:parent-style-name="Body_20_Text">
      <style:paragraph-properties fo:text-align="justify" fo:text-indent="1.249cm" fo:margin-left="0cm"/>
    </style:style>
    <style:style style:name="T17_1" style:family="text"/>
    <style:style style:name="T17_2" style:family="text"/>
    <style:style style:name="P18" style:family="paragraph" style:parent-style-name="Body_20_Text">
      <style:paragraph-properties fo:text-align="justify" fo:text-indent="1cm"/>
    </style:style>
    <style:style style:name="T18_1" style:family="text">
      <style:text-properties fo:font-weight="bold" style:font-weight-asian="bold"/>
    </style:style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P19" style:family="paragraph" style:parent-style-name="Normal">
      <style:paragraph-properties fo:text-align="justify"/>
      <style:text-properties fo:font-weight="bold" style:font-weight-asian="bold" style:font-weight-complex="bold"/>
    </style:style>
    <style:style style:name="P20" style:family="paragraph" style:parent-style-name="Normal">
      <style:paragraph-properties fo:text-align="justify"/>
    </style:style>
    <style:style style:name="T20_1" style:family="text">
      <style:text-properties fo:font-weight="bold" style:font-weight-asian="bold" style:font-weight-complex="bold"/>
    </style:style>
    <style:style style:name="T20_2" style:family="text"/>
    <style:style style:name="P21" style:family="paragraph" style:parent-style-name="Normal">
      <style:paragraph-properties fo:text-indent="1.251cm"/>
    </style:style>
    <style:style style:name="T21_1" style:family="text">
      <style:text-properties fo:language-asian="ru" fo:language-complex="ru" fo:country-asian="RU" fo:country-complex="RU"/>
    </style:style>
    <style:style style:name="T21_2" style:family="text">
      <style:text-properties fo:language-asian="ru" fo:language-complex="ru" fo:country-asian="RU" fo:country-complex="RU"/>
    </style:style>
    <style:style style:name="T21_3" style:family="text">
      <style:text-properties fo:language-asian="ru" fo:language-complex="ru" fo:country-asian="RU" fo:country-complex="RU"/>
    </style:style>
    <style:style style:name="P22" style:family="paragraph" style:parent-style-name="Normal">
      <style:paragraph-properties fo:text-indent="1.251cm"/>
    </style:style>
    <style:style style:name="T22_1" style:family="text">
      <style:text-properties fo:language="en" fo:language-asian="ru" fo:language-complex="ru" fo:country="US" fo:country-asian="RU" fo:country-complex="RU"/>
    </style:style>
    <style:style style:name="T22_2" style:family="text">
      <style:text-properties fo:language="en" fo:language-asian="ru" fo:language-complex="ru" fo:country="US" fo:country-asian="RU" fo:country-complex="RU"/>
    </style:style>
    <style:style style:name="T22_3" style:family="text">
      <style:text-properties fo:language="en" fo:language-asian="ru" fo:language-complex="ru" fo:country="US" fo:country-asian="RU" fo:country-complex="RU"/>
    </style:style>
    <style:style style:name="T22_4" style:family="text">
      <style:text-properties fo:language="en" fo:language-asian="ru" fo:language-complex="ru" fo:country="US" fo:country-asian="RU" fo:country-complex="RU"/>
    </style:style>
    <style:style style:name="T22_5" style:family="text">
      <style:text-properties fo:language="en" fo:language-asian="ru" fo:language-complex="ru" fo:country="US" fo:country-asian="RU" fo:country-complex="RU"/>
    </style:style>
    <style:style style:name="T22_6" style:family="text">
      <style:text-properties fo:language="en" fo:language-asian="ru" fo:language-complex="ru" fo:country="US" fo:country-asian="RU" fo:country-complex="RU"/>
    </style:style>
    <style:style style:name="T22_7" style:family="text">
      <style:text-properties fo:language="en" fo:language-asian="ru" fo:language-complex="ru" fo:country="US" fo:country-asian="RU" fo:country-complex="RU"/>
    </style:style>
    <style:style style:name="P23" style:family="paragraph" style:parent-style-name="Normal">
      <style:paragraph-properties fo:text-indent="1.251cm"/>
    </style:style>
    <style:style style:name="T23_1" style:family="text">
      <style:text-properties fo:language="en" fo:language-asian="ru" fo:language-complex="ru" fo:country="US" fo:country-asian="RU" fo:country-complex="RU"/>
    </style:style>
    <style:style style:name="T23_2" style:family="text">
      <style:text-properties fo:language="en" fo:language-asian="ru" fo:language-complex="ru" fo:country="US" fo:country-asian="RU" fo:country-complex="RU"/>
    </style:style>
    <style:style style:name="T23_3" style:family="text">
      <style:text-properties fo:language="en" fo:language-asian="ru" fo:language-complex="ru" fo:country="US" fo:country-asian="RU" fo:country-complex="RU"/>
    </style:style>
    <style:style style:name="T23_4" style:family="text">
      <style:text-properties fo:language="en" fo:language-asian="ru" fo:language-complex="ru" fo:country="US" fo:country-asian="RU" fo:country-complex="RU"/>
    </style:style>
    <style:style style:name="T23_5" style:family="text">
      <style:text-properties fo:language="en" fo:language-asian="ru" fo:language-complex="ru" fo:country="US" fo:country-asian="RU" fo:country-complex="RU"/>
    </style:style>
    <style:style style:name="T23_6" style:family="text">
      <style:text-properties fo:language="en" fo:language-asian="ru" fo:language-complex="ru" fo:country="US" fo:country-asian="RU" fo:country-complex="RU"/>
    </style:style>
    <style:style style:name="T23_7" style:family="text">
      <style:text-properties fo:language="en" fo:language-asian="ru" fo:language-complex="ru" fo:country="US" fo:country-asian="RU" fo:country-complex="RU"/>
    </style:style>
    <style:style style:name="T23_8" style:family="text">
      <style:text-properties fo:language="en" fo:language-asian="ru" fo:language-complex="ru" fo:country="US" fo:country-asian="RU" fo:country-complex="RU"/>
    </style:style>
    <style:style style:name="T23_9" style:family="text">
      <style:text-properties fo:language="en" fo:language-asian="ru" fo:language-complex="ru" fo:country="US" fo:country-asian="RU" fo:country-complex="RU"/>
    </style:style>
    <style:style style:name="T23_10" style:family="text">
      <style:text-properties fo:language="en" fo:language-asian="ru" fo:language-complex="ru" fo:country="US" fo:country-asian="RU" fo:country-complex="RU"/>
    </style:style>
  </office:automatic-styles>
  <office:body>
    <office:text>
      <text:h text:style-name="P1" text:outline-level="1"><text:span text:style-name="T1_1">УДК<text:s/></text:span><text:span text:style-name="T1_2">004.056.53</text:span></text:h>
      <text:h text:style-name="P2" text:outline-level="1"/>
      <text:p text:style-name="P3"><text:span text:style-name="T3_1">РАЗРАБОТКА<text:s/>МЕТОДА<text:s/>ВЫЯВЛЕНИЯ<text:s/>НЕАВТОРИЗОВАННОГО<text:s/>ДОСТУПА<text:s/>В<text:s/>БЕСПРОВОДНОЙ<text:s/>ЛОКАЛЬНОЙ<text:s/>СЕТИ<text:s/>С<text:s/>ПОМОЩЬЮ<text:s/>МИКРОКОНТРОЛЛЕРА<text:s/></text:span><text:span text:style-name="T3_2">ESP</text:span><text:span text:style-name="T3_3">32</text:span></text:p>
      <text:p text:style-name="P4"><text:span text:style-name="T4_1">Семенов<text:s/>В.Д</text:span><text:span text:style-name="T4_2">.<text:s/></text:span><text:span text:style-name="T4_3">(</text:span><text:span text:style-name="T4_4">Университет<text:s/></text:span><text:span text:style-name="T4_5">ИТМО)</text:span></text:p>
      <text:h text:style-name="P5" text:outline-level="1"><text:span text:style-name="T5_1">Научный<text:s/>руководитель<text:s/>–<text:s/>кандидат<text:s/>технических<text:s/>наук,<text:s/>доцент<text:s/></text:span><text:span text:style-name="T5_2">Попов<text:s/>И.Ю</text:span><text:span text:style-name="T5_3">.</text:span></text:h>
      <text:p text:style-name="P6"><text:span text:style-name="T6_1">(</text:span><text:span text:style-name="T6_2">Университет<text:s/></text:span><text:span text:style-name="T6_3">ИТМО)</text:span></text:p>
      <text:p text:style-name="P7"/>
      <text:p text:style-name="P8"><text:span text:style-name="T8_1">Введение.<text:s/></text:span><text:span text:style-name="T8_2">Беспроводные<text:s/>сети<text:s/>уже<text:s/>используются<text:s/>практически<text:s/>во<text:s/>всех<text:s/>сферах<text:s/>деятельности.<text:s/>Ежедневно<text:s/>количество<text:s/>точек<text:s/>доступа<text:s/></text:span><text:span text:style-name="T8_3">Wi-Fi</text:span><text:span text:style-name="T8_4"><text:s/>неуклонно<text:s/>растет,<text:s/>но<text:s/>несмотря<text:s/>на<text:s/>этот<text:s/>положительный<text:s/>аспект,<text:s/>количество<text:s/>уязвимостей,<text:s/>связанных<text:s/>с<text:s/>ними,<text:s/>также<text:s/>увеличивается.<text:s/></text:span><text:span text:style-name="T8_5">Несанкционированный<text:s/>доступ<text:s/>к<text:s/>б</text:span><text:span text:style-name="T8_6">еспроводно</text:span><text:span text:style-name="T8_7">му</text:span><text:span text:style-name="T8_8"><text:s/>канал</text:span><text:span text:style-name="T8_9">у</text:span><text:span text:style-name="T8_10"><text:s/>передачи<text:s/>данных,<text:s/>используемый<text:s/></text:span><text:span text:style-name="T8_11">Wi-Fi</text:span><text:span text:style-name="T8_12">,<text:s/></text:span><text:span text:style-name="T8_13">влечет<text:s/>угрозу</text:span><text:span text:style-name="T8_14"><text:s/>конфиденциальности,<text:s/>доступности,<text:s/>целостности<text:s/>информации</text:span><text:span text:style-name="T8_15">.<text:s/>Эта</text:span><text:span text:style-name="T8_16"><text:s/></text:span><text:span text:style-name="T8_17">работа</text:span><text:span text:style-name="T8_18"><text:s/></text:span><text:span text:style-name="T8_19">может<text:s/>быть</text:span><text:span text:style-name="T8_20"><text:s/></text:span><text:span text:style-name="T8_21">полезна</text:span><text:span text:style-name="T8_22"><text:s/></text:span><text:span text:style-name="T8_23">для</text:span><text:span text:style-name="T8_24"><text:s/>всех<text:s/>сфер<text:s/>деятельности,<text:s/>где<text:s/>востребованы<text:s/></text:span><text:span text:style-name="T8_25">Wi</text:span><text:span text:style-name="T8_26">-</text:span><text:span text:style-name="T8_27">Fi</text:span><text:span text:style-name="T8_28"><text:s/>сети:</text:span><text:span text:style-name="T8_29"><text:s/>на<text:s/>производственных<text:s/>и<text:s/>промышленных<text:s/>предприятиях,<text:s/>в<text:s/>офисных<text:s/>центрах,<text:s/>в<text:s/>компаниях<text:s/>по<text:s/>оптовой<text:s/>и<text:s/>розничной<text:s/>торговле,<text:s/>гостиничных<text:s/>комплексах,<text:s/>транспортных<text:s/>предприятиях</text:span><text:span text:style-name="T8_30">.</text:span></text:p>
      <text:p text:style-name="P9"/>
      <text:p text:style-name="P10"><text:span text:style-name="T10_1">Основная<text:s/>часть.<text:s/></text:span><text:span text:style-name="T10_2">Целью<text:s/>данной<text:s/>работы<text:s/>является<text:s/>повышение<text:s/>точности<text:s/>определения<text:s/>несанкционированного<text:s/>доступа<text:s/>в<text:s/>беспроводную<text:s/>сеть<text:s/></text:span><text:span text:style-name="T10_3">Wi-Fi</text:span><text:span text:style-name="T10_4"><text:s/>за<text:s/>счет<text:s/>использования<text:s/>микроконтроллера<text:s/></text:span><text:span text:style-name="T10_5">ESP</text:span><text:span text:style-name="T10_6">32</text:span><text:span text:style-name="T10_7">.</text:span><text:span text:style-name="T10_8"><text:s/></text:span><text:span text:style-name="T10_9">Для<text:s/>достижения<text:s/>цели<text:s/>работы<text:s/>были<text:s/>решены<text:s/>следующие<text:s/>задачи:</text:span></text:p>
      <text:p text:style-name="P11"><text:span text:style-name="T11_1">1)<text:s/>Обоснована<text:s/>актуальность<text:s/>задачи<text:s/>защиты<text:s/>беспроводной<text:s/>сети<text:s/></text:span><text:span text:style-name="T11_2">Wi-Fi</text:span><text:span text:style-name="T11_3"><text:s/>от<text:s/></text:span></text:p>
      <text:p text:style-name="P12"><text:span text:style-name="T12_1">несанкционированного<text:s/>доступа;</text:span></text:p>
      <text:p text:style-name="P13"><text:span text:style-name="T13_1">2)<text:s/>Выполнен<text:s/>анализ<text:s/>литературы<text:s/>в<text:s/>области<text:s/>защиты<text:s/>беспроводных<text:s/>сетей;</text:span></text:p>
      <text:p text:style-name="P14"><text:span text:style-name="T14_1">3)<text:s/>Разработана<text:s/>модель<text:s/>угроз<text:s/>безопасности<text:s/>беспроводной<text:s/>сети<text:s/></text:span><text:span text:style-name="T14_2">Wi-Fi</text:span><text:span text:style-name="T14_3">;</text:span></text:p>
      <text:p text:style-name="P15"><text:span text:style-name="T15_1">4)<text:s/>Разработана<text:s/>структурную<text:s/>схему<text:s/>системы<text:s/>обнаружения<text:s/></text:span></text:p>
      <text:p text:style-name="P16"><text:span text:style-name="T16_1">несанкционированного<text:s/>доступа<text:s/>в<text:s/>беспроводную<text:s/>сеть<text:s/></text:span><text:span text:style-name="T16_2">Wi-Fi</text:span><text:span text:style-name="T16_3">;</text:span></text:p>
      <text:p text:style-name="P17"><text:span text:style-name="T17_1"><text:s/>5</text:span><text:span text:style-name="T17_2">)<text:s/>Проведена<text:s/>оценка<text:s/>эффективности<text:s/>разработанного<text:s/>метода.</text:span></text:p>
      <text:p text:style-name="P18"><text:span text:style-name="T18_1">Выводы.<text:s/></text:span><text:span text:style-name="T18_2">В<text:s/>процессе<text:s/>выполнения<text:s/>работы<text:s/>был<text:s/>разработан<text:s/>метод,<text:s/>позволяющий<text:s/></text:span><text:span text:style-name="T18_3">выявить</text:span><text:span text:style-name="T18_4"><text:s/></text:span><text:span text:style-name="T18_5">неавториз</text:span><text:span text:style-name="T18_6">ованный<text:s/>доступ<text:s/>в<text:s/>беспроводную<text:s/></text:span><text:span text:style-name="T18_7">локальную<text:s/></text:span><text:span text:style-name="T18_8">сеть.<text:s/>Предложено<text:s/>решение<text:s/>по<text:s/>повышению<text:s/>точности<text:s/>определения<text:s/>несанкционированного<text:s/>доступа<text:s/>в<text:s/>беспроводную<text:s/>сеть<text:s/></text:span><text:span text:style-name="T18_9">Wi-Fi</text:span><text:span text:style-name="T18_10">.</text:span></text:p>
      <text:p text:style-name="P19"/>
      <text:p text:style-name="P20"><text:span text:style-name="T20_1">Список<text:s/>использованных<text:s/>источников</text:span><text:span text:style-name="T20_2">:</text:span></text:p>
      <text:p text:style-name="P21"><text:span text:style-name="T21_1">1.<text:s/>Банк<text:s/>данных<text:s/>угроз<text:s/>безопасности<text:s/>информации<text:s/>[Электронный<text:s/>ресурс].<text:s/>–<text:s/>URL:</text:span><text:span text:style-name="T21_2"><text:s/></text:span><text:span text:style-name="T21_3">https://bdu.fstec.ru</text:span></text:p>
      <text:p text:style-name="P22"><text:span text:style-name="T22_1">2.<text:s/>IEEE<text:s/>802.11-2020.<text:s/>IEEE<text:s/>Standard<text:s/>for<text:s/>Information<text:s/>Technology–Telecommunications<text:s/>and</text:span><text:span text:style-name="T22_2"><text:s/></text:span><text:span text:style-name="T22_3">Information<text:s/>Exchange<text:s/>between<text:s/>Systems<text:s/>–<text:s/>Local<text:s/>and<text:s/>Metropolitan<text:s/>Area<text:s/>Networks–Specific</text:span><text:span text:style-name="T22_4"><text:s/></text:span><text:span text:style-name="T22_5">Requirements<text:s/>–<text:s/>Part<text:s/>11:<text:s/>Wireless<text:s/>LAN<text:s/>Medium<text:s/>Access<text:s/>Control<text:s/>(MAC)<text:s/>and<text:s/>Physical<text:s/>Layer</text:span><text:span text:style-name="T22_6"><text:s/></text:span><text:span text:style-name="T22_7">(PHY)<text:s/>Specifications.<text:s/>–<text:s/>URL:<text:s/>https://standards.ieee.org/ieee/802.11/7028/</text:span></text:p>
      <text:p text:style-name="P23"><text:span text:style-name="T23_1">3.<text:s/></text:span><text:span text:style-name="T23_2">Vanhoef</text:span><text:span text:style-name="T23_3"><text:s/>M.,<text:s/></text:span><text:span text:style-name="T23_4">Piessens</text:span><text:span text:style-name="T23_5"><text:s/>F.<text:s/>Key<text:s/>Reinstallation<text:s/>Attacks:<text:s/>Forcing<text:s/>Nonce<text:s/>Reuse<text:s/>in<text:s/>WPA2<text:s/>//</text:span><text:span text:style-name="T23_6"><text:s/></text:span><text:span text:style-name="T23_7">Computer<text:s/>and<text:s/>Communications<text:s/>Security:<text:s/>In<text:s/>Proceedings<text:s/>of<text:s/>the<text:s/>2017<text:s/>ACM<text:s/>SIGSAC<text:s/>Conference</text:span><text:span text:style-name="T23_8"><text:s/></text:span><text:span text:style-name="T23_9">–<text:s/>URL:<text:s/>https://dl.acm.org/doi/10.1145/3133956.313402</text:span><text:span text:style-name="T23_10">7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Calibri" svg:font-family="Calibri" style:font-pitch="variable" style:font-family-generic="swiss"/>
    <style:font-face style:name="Calibri Light" svg:font-family="Calibri Light" style:font-pitch="variable" style:font-family-generic="swiss"/>
  </office:font-face-decls>
  <office:styles>
    <style:default-style style:family="paragraph">
      <style:paragraph-properties fo:line-height="108%" fo:orphans="2" fo:widows="2" style:tab-stop-distance="1.249cm"/>
      <style:text-properties style:use-window-font-color="true" style:font-name="Calibri" fo:font-size="11pt" style:font-name-asian="Calibri" style:font-size-asian="11pt" style:font-name-complex="Times New Roman" style:font-size-complex="11pt" fo:language="ru" fo:language-asian="en" fo:language-complex="ar" fo:country="RU" fo:country-asian="US" fo:country-complex="SA" style:letter-kerning="true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line-height="100%" fo:margin-bottom="0cm" fo:orphans="2" fo:widows="2"/>
      <style:text-properties style:font-name="Times New Roman" fo:font-size="12pt" style:font-name-asian="Calibri" style:font-size-asian="12pt" style:font-name-complex="Times New Roman" style:font-size-complex="12pt"/>
    </style:style>
    <style:style style:name="Heading_20_1" style:display-name="Heading 1" style:family="paragraph" style:parent-style-name="Normal" style:default-outline-level="1">
      <style:paragraph-properties style:text-autospace="none" fo:text-align="center" fo:margin-left="1.296cm"/>
      <style:text-properties style:font-name-asian="Times New Roman" fo:language-asian="ru" fo:language-complex="ru" fo:country-asian="RU" fo:country-complex="RU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paragraph-properties fo:line-height="108%" fo:margin-bottom="0.282cm"/>
      <style:text-properties fo:font-size="11pt" style:font-size-asian="11pt" style:font-size-complex="11pt" style:letter-kerning="tru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size="12pt" style:font-name-asian="Times New Roman" style:font-size-asian="12pt" style:font-name-complex="Times New Roman" style:font-size-complex="12pt" fo:language-asian="ru" fo:language-complex="ru" fo:country-asian="RU" fo:country-complex="RU" fo:font-weight="bold" style:font-weight-asian="bold" style:font-weight-complex="bold"/>
    </style:style>
    <style:style style:name="List_20_Paragraph" style:display-name="List Paragraph" style:family="paragraph" style:parent-style-name="Normal">
      <style:paragraph-properties fo:margin-left="1.27cm"/>
    </style:style>
    <style:style style:name="Body_20_Text" style:display-name="Body Text" style:family="paragraph" style:parent-style-name="Normal">
      <style:paragraph-properties style:text-autospace="none" fo:margin-left="0.339cm"/>
      <style:text-properties style:font-name-asian="Times New Roman" fo:language-asian="ru" fo:language-complex="ru" fo:country-asian="RU" fo:country-complex="RU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size="12pt" style:font-name-asian="Times New Roman" style:font-size-asian="12pt" style:font-name-complex="Times New Roman" style:font-size-complex="12pt" fo:language-asian="ru" fo:language-complex="ru" fo:country-asian="RU" fo:country-complex="RU"/>
    </style:style>
    <style:style style:name="List1Level0" style:family="text">
      <style:text-properties fo:letter-spacing="-0.007cm" style:text-scale="100%" style:font-name="Times New Roman" fo:font-size="12pt" style:font-name-asian="Times New Roman" style:font-size-asian="12pt" style:font-name-complex="Times New Roman" style:font-size-complex="12pt" fo:language="ru" fo:language-asian="ru" fo:language-complex="ru" fo:country="RU" fo:country-asian="RU" fo:country-complex="RU"/>
    </style:style>
    <style:style style:name="List1Level1" style:family="text">
      <style:text-properties fo:language="ru" fo:language-asian="ru" fo:language-complex="ru" fo:country="RU" fo:country-asian="RU" fo:country-complex="RU"/>
    </style:style>
    <style:style style:name="List1Level2" style:family="text">
      <style:text-properties fo:language="ru" fo:language-asian="ru" fo:language-complex="ru" fo:country="RU" fo:country-asian="RU" fo:country-complex="RU"/>
    </style:style>
    <style:style style:name="List1Level3" style:family="text">
      <style:text-properties fo:language="ru" fo:language-asian="ru" fo:language-complex="ru" fo:country="RU" fo:country-asian="RU" fo:country-complex="RU"/>
    </style:style>
    <style:style style:name="List1Level4" style:family="text">
      <style:text-properties fo:language="ru" fo:language-asian="ru" fo:language-complex="ru" fo:country="RU" fo:country-asian="RU" fo:country-complex="RU"/>
    </style:style>
    <style:style style:name="List1Level5" style:family="text">
      <style:text-properties fo:language="ru" fo:language-asian="ru" fo:language-complex="ru" fo:country="RU" fo:country-asian="RU" fo:country-complex="RU"/>
    </style:style>
    <style:style style:name="List1Level6" style:family="text">
      <style:text-properties fo:language="ru" fo:language-asian="ru" fo:language-complex="ru" fo:country="RU" fo:country-asian="RU" fo:country-complex="RU"/>
    </style:style>
    <style:style style:name="List1Level7" style:family="text">
      <style:text-properties fo:language="ru" fo:language-asian="ru" fo:language-complex="ru" fo:country="RU" fo:country-asian="RU" fo:country-complex="RU"/>
    </style:style>
    <style:style style:name="List1Level8" style:family="text">
      <style:text-properties fo:language="ru" fo:language-asian="ru" fo:language-complex="ru" fo:country="RU" fo:country-asian="RU" fo:country-complex="RU"/>
    </style:style>
    <text:list-style style:name="LS1">
      <text:list-level-style-number style:num-format="1" text:style-name="List1Level0" style:num-suffix=")" text:level="1">
        <style:list-level-properties text:space-before="-0.12cm" text:min-label-width="0.459cm" fo:text-align="start" text:list-level-position-and-space-mode="label-alignment">
          <style:list-level-label-alignment text:label-followed-by="listtab" fo:margin-left="0.339cm" fo:text-indent="-0.459cm"/>
        </style:list-level-properties>
        <style:text-properties fo:letter-spacing="-0.007cm" style:text-scale="100%" style:font-name="Times New Roman" fo:font-size="12pt" style:font-name-asian="Times New Roman" style:font-size-asian="12pt" style:font-name-complex="Times New Roman" style:font-size-complex="12pt" fo:language="ru" fo:language-asian="ru" fo:language-complex="ru" fo:country="RU" fo:country-asian="RU" fo:country-complex="RU"/>
      </text:list-level-style-number>
      <text:list-level-style-bullet text:bullet-char="•" text:style-name="List1Level1" text:level="2">
        <style:list-level-properties text:space-before="1.612cm" text:min-label-width="0.459cm" fo:text-align="start" text:list-level-position-and-space-mode="label-alignment">
          <style:list-level-label-alignment text:label-followed-by="listtab" fo:margin-left="2.071cm" fo:text-indent="-0.459cm"/>
        </style:list-level-properties>
        <style:text-properties fo:language="ru" fo:language-asian="ru" fo:language-complex="ru" fo:country="RU" fo:country-asian="RU" fo:country-complex="RU"/>
      </text:list-level-style-bullet>
      <text:list-level-style-bullet text:bullet-char="•" text:style-name="List1Level2" text:level="3">
        <style:list-level-properties text:space-before="3.332cm" text:min-label-width="0.459cm" fo:text-align="start" text:list-level-position-and-space-mode="label-alignment">
          <style:list-level-label-alignment text:label-followed-by="listtab" fo:margin-left="3.791cm" fo:text-indent="-0.459cm"/>
        </style:list-level-properties>
        <style:text-properties fo:language="ru" fo:language-asian="ru" fo:language-complex="ru" fo:country="RU" fo:country-asian="RU" fo:country-complex="RU"/>
      </text:list-level-style-bullet>
      <text:list-level-style-bullet text:bullet-char="•" text:style-name="List1Level3" text:level="4">
        <style:list-level-properties text:space-before="5.05cm" text:min-label-width="0.459cm" fo:text-align="start" text:list-level-position-and-space-mode="label-alignment">
          <style:list-level-label-alignment text:label-followed-by="listtab" fo:margin-left="5.509cm" fo:text-indent="-0.459cm"/>
        </style:list-level-properties>
        <style:text-properties fo:language="ru" fo:language-asian="ru" fo:language-complex="ru" fo:country="RU" fo:country-asian="RU" fo:country-complex="RU"/>
      </text:list-level-style-bullet>
      <text:list-level-style-bullet text:bullet-char="•" text:style-name="List1Level4" text:level="5">
        <style:list-level-properties text:space-before="6.77cm" text:min-label-width="0.459cm" fo:text-align="start" text:list-level-position-and-space-mode="label-alignment">
          <style:list-level-label-alignment text:label-followed-by="listtab" fo:margin-left="7.228cm" fo:text-indent="-0.459cm"/>
        </style:list-level-properties>
        <style:text-properties fo:language="ru" fo:language-asian="ru" fo:language-complex="ru" fo:country="RU" fo:country-asian="RU" fo:country-complex="RU"/>
      </text:list-level-style-bullet>
      <text:list-level-style-bullet text:bullet-char="•" text:style-name="List1Level5" text:level="6">
        <style:list-level-properties text:space-before="8.49cm" text:min-label-width="0.459cm" fo:text-align="start" text:list-level-position-and-space-mode="label-alignment">
          <style:list-level-label-alignment text:label-followed-by="listtab" fo:margin-left="8.948cm" fo:text-indent="-0.459cm"/>
        </style:list-level-properties>
        <style:text-properties fo:language="ru" fo:language-asian="ru" fo:language-complex="ru" fo:country="RU" fo:country-asian="RU" fo:country-complex="RU"/>
      </text:list-level-style-bullet>
      <text:list-level-style-bullet text:bullet-char="•" text:style-name="List1Level6" text:level="7">
        <style:list-level-properties text:space-before="10.208cm" text:min-label-width="0.459cm" fo:text-align="start" text:list-level-position-and-space-mode="label-alignment">
          <style:list-level-label-alignment text:label-followed-by="listtab" fo:margin-left="10.666cm" fo:text-indent="-0.459cm"/>
        </style:list-level-properties>
        <style:text-properties fo:language="ru" fo:language-asian="ru" fo:language-complex="ru" fo:country="RU" fo:country-asian="RU" fo:country-complex="RU"/>
      </text:list-level-style-bullet>
      <text:list-level-style-bullet text:bullet-char="•" text:style-name="List1Level7" text:level="8">
        <style:list-level-properties text:space-before="11.927cm" text:min-label-width="0.459cm" fo:text-align="start" text:list-level-position-and-space-mode="label-alignment">
          <style:list-level-label-alignment text:label-followed-by="listtab" fo:margin-left="12.386cm" fo:text-indent="-0.459cm"/>
        </style:list-level-properties>
        <style:text-properties fo:language="ru" fo:language-asian="ru" fo:language-complex="ru" fo:country="RU" fo:country-asian="RU" fo:country-complex="RU"/>
      </text:list-level-style-bullet>
      <text:list-level-style-bullet text:bullet-char="•" text:style-name="List1Level8" text:level="9">
        <style:list-level-properties text:space-before="13.647cm" text:min-label-width="0.459cm" fo:text-align="start" text:list-level-position-and-space-mode="label-alignment">
          <style:list-level-label-alignment text:label-followed-by="listtab" fo:margin-left="14.106cm" fo:text-indent="-0.459cm"/>
        </style:list-level-properties>
        <style:text-properties fo:language="ru" fo:language-asian="ru" fo:language-complex="ru" fo:country="RU" fo:country-asian="RU" fo:country-complex="RU"/>
      </text:list-level-style-bullet>
    </text:list-style>
    <style:style style:name="List2Level0" style:family="text">
      <style:text-properties fo:letter-spacing="-0.004cm" style:text-scale="100%" style:font-name="Times New Roman" fo:font-size="12pt" style:font-name-asian="Times New Roman" style:font-size-asian="12pt" style:font-name-complex="Times New Roman" style:font-size-complex="12pt" fo:language="ru" fo:language-asian="ru" fo:language-complex="ru" fo:country="RU" fo:country-asian="RU" fo:country-complex="RU"/>
    </style:style>
    <style:style style:name="List2Level1" style:family="text">
      <style:text-properties fo:language="ru" fo:language-asian="ru" fo:language-complex="ru" fo:country="RU" fo:country-asian="RU" fo:country-complex="RU"/>
    </style:style>
    <style:style style:name="List2Level2" style:family="text">
      <style:text-properties fo:language="ru" fo:language-asian="ru" fo:language-complex="ru" fo:country="RU" fo:country-asian="RU" fo:country-complex="RU"/>
    </style:style>
    <style:style style:name="List2Level3" style:family="text">
      <style:text-properties fo:language="ru" fo:language-asian="ru" fo:language-complex="ru" fo:country="RU" fo:country-asian="RU" fo:country-complex="RU"/>
    </style:style>
    <style:style style:name="List2Level4" style:family="text">
      <style:text-properties fo:language="ru" fo:language-asian="ru" fo:language-complex="ru" fo:country="RU" fo:country-asian="RU" fo:country-complex="RU"/>
    </style:style>
    <style:style style:name="List2Level5" style:family="text">
      <style:text-properties fo:language="ru" fo:language-asian="ru" fo:language-complex="ru" fo:country="RU" fo:country-asian="RU" fo:country-complex="RU"/>
    </style:style>
    <style:style style:name="List2Level6" style:family="text">
      <style:text-properties fo:language="ru" fo:language-asian="ru" fo:language-complex="ru" fo:country="RU" fo:country-asian="RU" fo:country-complex="RU"/>
    </style:style>
    <style:style style:name="List2Level7" style:family="text">
      <style:text-properties fo:language="ru" fo:language-asian="ru" fo:language-complex="ru" fo:country="RU" fo:country-asian="RU" fo:country-complex="RU"/>
    </style:style>
    <style:style style:name="List2Level8" style:family="text">
      <style:text-properties fo:language="ru" fo:language-asian="ru" fo:language-complex="ru" fo:country="RU" fo:country-asian="RU" fo:country-complex="RU"/>
    </style:style>
    <text:list-style style:name="LS2">
      <text:list-level-style-number style:num-format="1" text:style-name="List2Level0" style:num-suffix=")" text:level="1">
        <style:list-level-properties text:space-before="-0.109cm" text:min-label-width="0.459cm" fo:text-align="start" text:list-level-position-and-space-mode="label-alignment">
          <style:list-level-label-alignment text:label-followed-by="listtab" fo:margin-left="0.349cm" fo:text-indent="-0.459cm"/>
        </style:list-level-properties>
        <style:text-properties fo:letter-spacing="-0.004cm" style:text-scale="100%" style:font-name="Times New Roman" fo:font-size="12pt" style:font-name-asian="Times New Roman" style:font-size-asian="12pt" style:font-name-complex="Times New Roman" style:font-size-complex="12pt" fo:language="ru" fo:language-asian="ru" fo:language-complex="ru" fo:country="RU" fo:country-asian="RU" fo:country-complex="RU"/>
      </text:list-level-style-number>
      <text:list-level-style-bullet text:bullet-char="•" text:style-name="List2Level1" text:level="2">
        <style:list-level-properties text:space-before="1.612cm" text:min-label-width="0.459cm" fo:text-align="start" text:list-level-position-and-space-mode="label-alignment">
          <style:list-level-label-alignment text:label-followed-by="listtab" fo:margin-left="2.071cm" fo:text-indent="-0.459cm"/>
        </style:list-level-properties>
        <style:text-properties fo:language="ru" fo:language-asian="ru" fo:language-complex="ru" fo:country="RU" fo:country-asian="RU" fo:country-complex="RU"/>
      </text:list-level-style-bullet>
      <text:list-level-style-bullet text:bullet-char="•" text:style-name="List2Level2" text:level="3">
        <style:list-level-properties text:space-before="3.332cm" text:min-label-width="0.459cm" fo:text-align="start" text:list-level-position-and-space-mode="label-alignment">
          <style:list-level-label-alignment text:label-followed-by="listtab" fo:margin-left="3.791cm" fo:text-indent="-0.459cm"/>
        </style:list-level-properties>
        <style:text-properties fo:language="ru" fo:language-asian="ru" fo:language-complex="ru" fo:country="RU" fo:country-asian="RU" fo:country-complex="RU"/>
      </text:list-level-style-bullet>
      <text:list-level-style-bullet text:bullet-char="•" text:style-name="List2Level3" text:level="4">
        <style:list-level-properties text:space-before="5.05cm" text:min-label-width="0.459cm" fo:text-align="start" text:list-level-position-and-space-mode="label-alignment">
          <style:list-level-label-alignment text:label-followed-by="listtab" fo:margin-left="5.509cm" fo:text-indent="-0.459cm"/>
        </style:list-level-properties>
        <style:text-properties fo:language="ru" fo:language-asian="ru" fo:language-complex="ru" fo:country="RU" fo:country-asian="RU" fo:country-complex="RU"/>
      </text:list-level-style-bullet>
      <text:list-level-style-bullet text:bullet-char="•" text:style-name="List2Level4" text:level="5">
        <style:list-level-properties text:space-before="6.77cm" text:min-label-width="0.459cm" fo:text-align="start" text:list-level-position-and-space-mode="label-alignment">
          <style:list-level-label-alignment text:label-followed-by="listtab" fo:margin-left="7.228cm" fo:text-indent="-0.459cm"/>
        </style:list-level-properties>
        <style:text-properties fo:language="ru" fo:language-asian="ru" fo:language-complex="ru" fo:country="RU" fo:country-asian="RU" fo:country-complex="RU"/>
      </text:list-level-style-bullet>
      <text:list-level-style-bullet text:bullet-char="•" text:style-name="List2Level5" text:level="6">
        <style:list-level-properties text:space-before="8.49cm" text:min-label-width="0.459cm" fo:text-align="start" text:list-level-position-and-space-mode="label-alignment">
          <style:list-level-label-alignment text:label-followed-by="listtab" fo:margin-left="8.948cm" fo:text-indent="-0.459cm"/>
        </style:list-level-properties>
        <style:text-properties fo:language="ru" fo:language-asian="ru" fo:language-complex="ru" fo:country="RU" fo:country-asian="RU" fo:country-complex="RU"/>
      </text:list-level-style-bullet>
      <text:list-level-style-bullet text:bullet-char="•" text:style-name="List2Level6" text:level="7">
        <style:list-level-properties text:space-before="10.208cm" text:min-label-width="0.459cm" fo:text-align="start" text:list-level-position-and-space-mode="label-alignment">
          <style:list-level-label-alignment text:label-followed-by="listtab" fo:margin-left="10.666cm" fo:text-indent="-0.459cm"/>
        </style:list-level-properties>
        <style:text-properties fo:language="ru" fo:language-asian="ru" fo:language-complex="ru" fo:country="RU" fo:country-asian="RU" fo:country-complex="RU"/>
      </text:list-level-style-bullet>
      <text:list-level-style-bullet text:bullet-char="•" text:style-name="List2Level7" text:level="8">
        <style:list-level-properties text:space-before="11.927cm" text:min-label-width="0.459cm" fo:text-align="start" text:list-level-position-and-space-mode="label-alignment">
          <style:list-level-label-alignment text:label-followed-by="listtab" fo:margin-left="12.386cm" fo:text-indent="-0.459cm"/>
        </style:list-level-properties>
        <style:text-properties fo:language="ru" fo:language-asian="ru" fo:language-complex="ru" fo:country="RU" fo:country-asian="RU" fo:country-complex="RU"/>
      </text:list-level-style-bullet>
      <text:list-level-style-bullet text:bullet-char="•" text:style-name="List2Level8" text:level="9">
        <style:list-level-properties text:space-before="13.647cm" text:min-label-width="0.459cm" fo:text-align="start" text:list-level-position-and-space-mode="label-alignment">
          <style:list-level-label-alignment text:label-followed-by="listtab" fo:margin-left="14.106cm" fo:text-indent="-0.459cm"/>
        </style:list-level-properties>
        <style:text-properties fo:language="ru" fo:language-asian="ru" fo:language-complex="ru" fo:country="RU" fo:country-asian="RU" fo:country-complex="RU"/>
      </text:list-level-style-bullet>
    </text:list-style>
    <text:list-style style:name="LS3">
      <text:list-level-style-number style:num-format="1" text:style-name="List3Level0" style:num-suffix="." text:level="1">
        <style:list-level-properties text:space-before="1.635cm" text:min-label-width="0.635cm" fo:text-align="start" text:list-level-position-and-space-mode="label-alignment">
          <style:list-level-label-alignment text:label-followed-by="listtab" fo:margin-left="2.27cm" fo:text-indent="-0.635cm"/>
        </style:list-level-properties>
      </text:list-level-style-number>
      <text:list-level-style-number style:num-format="a" text:style-name="List3Level1" style:num-suffix="." text:level="2">
        <style:list-level-properties text:space-before="2.905cm" text:min-label-width="0.635cm" fo:text-align="start" text:list-level-position-and-space-mode="label-alignment">
          <style:list-level-label-alignment text:label-followed-by="listtab" fo:margin-left="3.54cm" fo:text-indent="-0.635cm"/>
        </style:list-level-properties>
      </text:list-level-style-number>
      <text:list-level-style-number style:num-format="i" text:style-name="List3Level2" style:num-suffix="." text:level="3">
        <style:list-level-properties text:min-label-width="4.81cm" text:min-label-distance="0.318cm" fo:text-align="end" text:list-level-position-and-space-mode="label-alignment">
          <style:list-level-label-alignment text:label-followed-by="listtab" fo:margin-left="4.81cm" fo:text-indent="-0.318cm"/>
        </style:list-level-properties>
      </text:list-level-style-number>
      <text:list-level-style-number style:num-format="1" text:style-name="List3Level3" style:num-suffix="." text:level="4">
        <style:list-level-properties text:space-before="5.445cm" text:min-label-width="0.635cm" fo:text-align="start" text:list-level-position-and-space-mode="label-alignment">
          <style:list-level-label-alignment text:label-followed-by="listtab" fo:margin-left="6.08cm" fo:text-indent="-0.635cm"/>
        </style:list-level-properties>
      </text:list-level-style-number>
      <text:list-level-style-number style:num-format="a" text:style-name="List3Level4" style:num-suffix="." text:level="5">
        <style:list-level-properties text:space-before="6.715cm" text:min-label-width="0.635cm" fo:text-align="start" text:list-level-position-and-space-mode="label-alignment">
          <style:list-level-label-alignment text:label-followed-by="listtab" fo:margin-left="7.35cm" fo:text-indent="-0.635cm"/>
        </style:list-level-properties>
      </text:list-level-style-number>
      <text:list-level-style-number style:num-format="i" text:style-name="List3Level5" style:num-suffix="." text:level="6">
        <style:list-level-properties text:min-label-width="8.62cm" text:min-label-distance="0.318cm" fo:text-align="end" text:list-level-position-and-space-mode="label-alignment">
          <style:list-level-label-alignment text:label-followed-by="listtab" fo:margin-left="8.62cm" fo:text-indent="-0.318cm"/>
        </style:list-level-properties>
      </text:list-level-style-number>
      <text:list-level-style-number style:num-format="1" text:style-name="List3Level6" style:num-suffix="." text:level="7">
        <style:list-level-properties text:space-before="9.255cm" text:min-label-width="0.635cm" fo:text-align="start" text:list-level-position-and-space-mode="label-alignment">
          <style:list-level-label-alignment text:label-followed-by="listtab" fo:margin-left="9.89cm" fo:text-indent="-0.635cm"/>
        </style:list-level-properties>
      </text:list-level-style-number>
      <text:list-level-style-number style:num-format="a" text:style-name="List3Level7" style:num-suffix="." text:level="8">
        <style:list-level-properties text:space-before="10.525cm" text:min-label-width="0.635cm" fo:text-align="start" text:list-level-position-and-space-mode="label-alignment">
          <style:list-level-label-alignment text:label-followed-by="listtab" fo:margin-left="11.16cm" fo:text-indent="-0.635cm"/>
        </style:list-level-properties>
      </text:list-level-style-number>
      <text:list-level-style-number style:num-format="i" text:style-name="List3Level8" style:num-suffix="." text:level="9">
        <style:list-level-properties text:min-label-width="12.43cm" text:min-label-distance="0.318cm" fo:text-align="end" text:list-level-position-and-space-mode="label-alignment">
          <style:list-level-label-alignment text:label-followed-by="listtab" fo:margin-left="12.43cm" fo:text-indent="-0.318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2.251cm" fo:padding-left="0cm" fo:margin-left="2cm" fo:padding-right="0cm" fo:margin-right="1.998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Zamzar</meta:generator>
    <dc:title/>
    <meta:initial-creator>Липин Дмитрий Александрович</meta:initial-creator>
    <meta:creation-date>2024-02-09T09:50:00</meta:creation-date>
    <dc:creator>Zamzar</dc:creator>
    <dc:date>2024-02-26T14:01:00</dc:date>
    <meta:print-date>2024-02-09T09:50:00</meta:print-date>
    <meta:editing-cycles>4</meta:editing-cycles>
    <meta:editing-duration>PT4H53M</meta:editing-duration>
    <meta:document-statistic meta:page-count="1" meta:paragraph-count="19" meta:row-count="45" meta:word-count="285" meta:character-count="2453" meta:non-whitespace-character-count="2179"/>
  </office:meta>
</office:document-meta>
</file>